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table:number-columns-repeated="2"/>
          <table:table-cell table:style-name="ce13" table:formula="of:=[.F120]+[.E121]" office:value-type="float" office:value="5736" calcext:value-type="float">
            <text:p>5736</text:p>
          </table:table-cell>
          <table:table-cell/>
          <table:table-cell table:formula="of:=[.H120]+[.G12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8603.49628" calcext:value-type="currency">
            <text:p>$8 603,50</text:p>
          </table:table-cell>
          <table:table-cell table:style-name="ce41" table:formula="of:=[.A121]*budgetjour-[.O121]" office:value-type="currency" office:currency="USD" office:value="2916.50372" calcext:value-type="currency">
            <text:p>$2 916,50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5736" calcext:value-type="float">
            <text:p>5736</text:p>
          </table:table-cell>
          <table:table-cell/>
          <table:table-cell table:formula="of:=[.H121]+[.G12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603.49628" calcext:value-type="currency">
            <text:p>$8 603,50</text:p>
          </table:table-cell>
          <table:table-cell table:style-name="ce41" table:formula="of:=[.A122]*budgetjour-[.O122]" office:value-type="currency" office:currency="USD" office:value="3012.50372" calcext:value-type="currency">
            <text:p>$3 012,50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736" calcext:value-type="float">
            <text:p>5736</text:p>
          </table:table-cell>
          <table:table-cell/>
          <table:table-cell table:formula="of:=[.H122]+[.G12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603.49628" calcext:value-type="currency">
            <text:p>$8 603,50</text:p>
          </table:table-cell>
          <table:table-cell table:style-name="ce41" table:formula="of:=[.A123]*budgetjour-[.O123]" office:value-type="currency" office:currency="USD" office:value="3108.50372" calcext:value-type="currency">
            <text:p>$3 108,50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736" calcext:value-type="float">
            <text:p>5736</text:p>
          </table:table-cell>
          <table:table-cell/>
          <table:table-cell table:formula="of:=[.H123]+[.G12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603.49628" calcext:value-type="currency">
            <text:p>$8 603,50</text:p>
          </table:table-cell>
          <table:table-cell table:style-name="ce41" table:formula="of:=[.A124]*budgetjour-[.O124]" office:value-type="currency" office:currency="USD" office:value="3204.50372" calcext:value-type="currency">
            <text:p>$3 204,50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736" calcext:value-type="float">
            <text:p>5736</text:p>
          </table:table-cell>
          <table:table-cell/>
          <table:table-cell table:formula="of:=[.H124]+[.G12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603.49628" calcext:value-type="currency">
            <text:p>$8 603,50</text:p>
          </table:table-cell>
          <table:table-cell table:style-name="ce41" table:formula="of:=[.A125]*budgetjour-[.O125]" office:value-type="currency" office:currency="USD" office:value="3300.50372" calcext:value-type="currency">
            <text:p>$3 300,50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736" calcext:value-type="float">
            <text:p>5736</text:p>
          </table:table-cell>
          <table:table-cell/>
          <table:table-cell table:formula="of:=[.H125]+[.G12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603.49628" calcext:value-type="currency">
            <text:p>$8 603,50</text:p>
          </table:table-cell>
          <table:table-cell table:style-name="ce41" table:formula="of:=[.A126]*budgetjour-[.O126]" office:value-type="currency" office:currency="USD" office:value="3396.50372" calcext:value-type="currency">
            <text:p>$3 396,50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736" calcext:value-type="float">
            <text:p>5736</text:p>
          </table:table-cell>
          <table:table-cell/>
          <table:table-cell table:formula="of:=[.H126]+[.G12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603.49628" calcext:value-type="currency">
            <text:p>$8 603,50</text:p>
          </table:table-cell>
          <table:table-cell table:style-name="ce41" table:formula="of:=[.A127]*budgetjour-[.O127]" office:value-type="currency" office:currency="USD" office:value="3492.50372" calcext:value-type="currency">
            <text:p>$3 492,50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736" calcext:value-type="float">
            <text:p>5736</text:p>
          </table:table-cell>
          <table:table-cell/>
          <table:table-cell table:formula="of:=[.H127]+[.G12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603.49628" calcext:value-type="currency">
            <text:p>$8 603,50</text:p>
          </table:table-cell>
          <table:table-cell table:style-name="ce41" table:formula="of:=[.A128]*budgetjour-[.O128]" office:value-type="currency" office:currency="USD" office:value="3588.50372" calcext:value-type="currency">
            <text:p>$3 588,50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736" calcext:value-type="float">
            <text:p>5736</text:p>
          </table:table-cell>
          <table:table-cell/>
          <table:table-cell table:formula="of:=[.H128]+[.G12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603.49628" calcext:value-type="currency">
            <text:p>$8 603,50</text:p>
          </table:table-cell>
          <table:table-cell table:style-name="ce41" table:formula="of:=[.A129]*budgetjour-[.O129]" office:value-type="currency" office:currency="USD" office:value="3684.50372" calcext:value-type="currency">
            <text:p>$3 684,50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736" calcext:value-type="float">
            <text:p>5736</text:p>
          </table:table-cell>
          <table:table-cell/>
          <table:table-cell table:formula="of:=[.H129]+[.G13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603.49628" calcext:value-type="currency">
            <text:p>$8 603,50</text:p>
          </table:table-cell>
          <table:table-cell table:style-name="ce41" table:formula="of:=[.A130]*budgetjour-[.O130]" office:value-type="currency" office:currency="USD" office:value="3780.50372" calcext:value-type="currency">
            <text:p>$3 780,50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736" calcext:value-type="float">
            <text:p>5736</text:p>
          </table:table-cell>
          <table:table-cell/>
          <table:table-cell table:formula="of:=[.H130]+[.G13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603.49628" calcext:value-type="currency">
            <text:p>$8 603,50</text:p>
          </table:table-cell>
          <table:table-cell table:style-name="ce41" table:formula="of:=[.A131]*budgetjour-[.O131]" office:value-type="currency" office:currency="USD" office:value="3876.50372" calcext:value-type="currency">
            <text:p>$3 876,50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736" calcext:value-type="float">
            <text:p>5736</text:p>
          </table:table-cell>
          <table:table-cell/>
          <table:table-cell table:formula="of:=[.H131]+[.G13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603.49628" calcext:value-type="currency">
            <text:p>$8 603,50</text:p>
          </table:table-cell>
          <table:table-cell table:style-name="ce41" table:formula="of:=[.A132]*budgetjour-[.O132]" office:value-type="currency" office:currency="USD" office:value="3972.50372" calcext:value-type="currency">
            <text:p>$3 972,50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736" calcext:value-type="float">
            <text:p>5736</text:p>
          </table:table-cell>
          <table:table-cell/>
          <table:table-cell table:formula="of:=[.H132]+[.G13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603.49628" calcext:value-type="currency">
            <text:p>$8 603,50</text:p>
          </table:table-cell>
          <table:table-cell table:style-name="ce41" table:formula="of:=[.A133]*budgetjour-[.O133]" office:value-type="currency" office:currency="USD" office:value="4068.50372" calcext:value-type="currency">
            <text:p>$4 068,50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736" calcext:value-type="float">
            <text:p>5736</text:p>
          </table:table-cell>
          <table:table-cell/>
          <table:table-cell table:formula="of:=[.H133]+[.G13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603.49628" calcext:value-type="currency">
            <text:p>$8 603,50</text:p>
          </table:table-cell>
          <table:table-cell table:style-name="ce41" table:formula="of:=[.A134]*budgetjour-[.O134]" office:value-type="currency" office:currency="USD" office:value="4164.50372" calcext:value-type="currency">
            <text:p>$4 164,50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736" calcext:value-type="float">
            <text:p>5736</text:p>
          </table:table-cell>
          <table:table-cell/>
          <table:table-cell table:formula="of:=[.H134]+[.G13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603.49628" calcext:value-type="currency">
            <text:p>$8 603,50</text:p>
          </table:table-cell>
          <table:table-cell table:style-name="ce41" table:formula="of:=[.A135]*budgetjour-[.O135]" office:value-type="currency" office:currency="USD" office:value="4260.50372" calcext:value-type="currency">
            <text:p>$4 260,50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736" calcext:value-type="float">
            <text:p>5736</text:p>
          </table:table-cell>
          <table:table-cell/>
          <table:table-cell table:formula="of:=[.H135]+[.G13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603.49628" calcext:value-type="currency">
            <text:p>$8 603,50</text:p>
          </table:table-cell>
          <table:table-cell table:style-name="ce41" table:formula="of:=[.A136]*budgetjour-[.O136]" office:value-type="currency" office:currency="USD" office:value="4356.50372" calcext:value-type="currency">
            <text:p>$4 356,50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736" calcext:value-type="float">
            <text:p>5736</text:p>
          </table:table-cell>
          <table:table-cell/>
          <table:table-cell table:formula="of:=[.H136]+[.G13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603.49628" calcext:value-type="currency">
            <text:p>$8 603,50</text:p>
          </table:table-cell>
          <table:table-cell table:style-name="ce41" table:formula="of:=[.A137]*budgetjour-[.O137]" office:value-type="currency" office:currency="USD" office:value="4452.50372" calcext:value-type="currency">
            <text:p>$4 452,50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736" calcext:value-type="float">
            <text:p>5736</text:p>
          </table:table-cell>
          <table:table-cell/>
          <table:table-cell table:formula="of:=[.H137]+[.G13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603.49628" calcext:value-type="currency">
            <text:p>$8 603,50</text:p>
          </table:table-cell>
          <table:table-cell table:style-name="ce41" table:formula="of:=[.A138]*budgetjour-[.O138]" office:value-type="currency" office:currency="USD" office:value="4548.50372" calcext:value-type="currency">
            <text:p>$4 548,50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736" calcext:value-type="float">
            <text:p>5736</text:p>
          </table:table-cell>
          <table:table-cell/>
          <table:table-cell table:formula="of:=[.H138]+[.G13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603.49628" calcext:value-type="currency">
            <text:p>$8 603,50</text:p>
          </table:table-cell>
          <table:table-cell table:style-name="ce41" table:formula="of:=[.A139]*budgetjour-[.O139]" office:value-type="currency" office:currency="USD" office:value="4644.50372" calcext:value-type="currency">
            <text:p>$4 644,50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736" calcext:value-type="float">
            <text:p>5736</text:p>
          </table:table-cell>
          <table:table-cell/>
          <table:table-cell table:formula="of:=[.H139]+[.G14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603.49628" calcext:value-type="currency">
            <text:p>$8 603,50</text:p>
          </table:table-cell>
          <table:table-cell table:style-name="ce41" table:formula="of:=[.A140]*budgetjour-[.O140]" office:value-type="currency" office:currency="USD" office:value="4740.50372" calcext:value-type="currency">
            <text:p>$4 740,50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736" calcext:value-type="float">
            <text:p>5736</text:p>
          </table:table-cell>
          <table:table-cell/>
          <table:table-cell table:formula="of:=[.H140]+[.G14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603.49628" calcext:value-type="currency">
            <text:p>$8 603,50</text:p>
          </table:table-cell>
          <table:table-cell table:style-name="ce41" table:formula="of:=[.A141]*budgetjour-[.O141]" office:value-type="currency" office:currency="USD" office:value="4836.50372" calcext:value-type="currency">
            <text:p>$4 836,50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736" calcext:value-type="float">
            <text:p>5736</text:p>
          </table:table-cell>
          <table:table-cell/>
          <table:table-cell table:formula="of:=[.H141]+[.G14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603.49628" calcext:value-type="currency">
            <text:p>$8 603,50</text:p>
          </table:table-cell>
          <table:table-cell table:style-name="ce41" table:formula="of:=[.A142]*budgetjour-[.O142]" office:value-type="currency" office:currency="USD" office:value="4932.50372" calcext:value-type="currency">
            <text:p>$4 932,50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736" calcext:value-type="float">
            <text:p>5736</text:p>
          </table:table-cell>
          <table:table-cell/>
          <table:table-cell table:formula="of:=[.H142]+[.G14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603.49628" calcext:value-type="currency">
            <text:p>$8 603,50</text:p>
          </table:table-cell>
          <table:table-cell table:style-name="ce41" table:formula="of:=[.A143]*budgetjour-[.O143]" office:value-type="currency" office:currency="USD" office:value="5028.50372" calcext:value-type="currency">
            <text:p>$5 028,50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736" calcext:value-type="float">
            <text:p>5736</text:p>
          </table:table-cell>
          <table:table-cell/>
          <table:table-cell table:formula="of:=[.H143]+[.G14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603.49628" calcext:value-type="currency">
            <text:p>$8 603,50</text:p>
          </table:table-cell>
          <table:table-cell table:style-name="ce41" table:formula="of:=[.A144]*budgetjour-[.O144]" office:value-type="currency" office:currency="USD" office:value="5124.50372" calcext:value-type="currency">
            <text:p>$5 124,50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736" calcext:value-type="float">
            <text:p>5736</text:p>
          </table:table-cell>
          <table:table-cell/>
          <table:table-cell table:formula="of:=[.H144]+[.G14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603.49628" calcext:value-type="currency">
            <text:p>$8 603,50</text:p>
          </table:table-cell>
          <table:table-cell table:style-name="ce41" table:formula="of:=[.A145]*budgetjour-[.O145]" office:value-type="currency" office:currency="USD" office:value="5220.50372" calcext:value-type="currency">
            <text:p>$5 220,50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736" calcext:value-type="float">
            <text:p>5736</text:p>
          </table:table-cell>
          <table:table-cell/>
          <table:table-cell table:formula="of:=[.H145]+[.G14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603.49628" calcext:value-type="currency">
            <text:p>$8 603,50</text:p>
          </table:table-cell>
          <table:table-cell table:style-name="ce41" table:formula="of:=[.A146]*budgetjour-[.O146]" office:value-type="currency" office:currency="USD" office:value="5316.50372" calcext:value-type="currency">
            <text:p>$5 316,50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736" calcext:value-type="float">
            <text:p>5736</text:p>
          </table:table-cell>
          <table:table-cell/>
          <table:table-cell table:formula="of:=[.H146]+[.G14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603.49628" calcext:value-type="currency">
            <text:p>$8 603,50</text:p>
          </table:table-cell>
          <table:table-cell table:style-name="ce41" table:formula="of:=[.A147]*budgetjour-[.O147]" office:value-type="currency" office:currency="USD" office:value="5412.50372" calcext:value-type="currency">
            <text:p>$5 412,50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736" calcext:value-type="float">
            <text:p>5736</text:p>
          </table:table-cell>
          <table:table-cell/>
          <table:table-cell table:formula="of:=[.H147]+[.G14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603.49628" calcext:value-type="currency">
            <text:p>$8 603,50</text:p>
          </table:table-cell>
          <table:table-cell table:style-name="ce41" table:formula="of:=[.A148]*budgetjour-[.O148]" office:value-type="currency" office:currency="USD" office:value="5508.50372" calcext:value-type="currency">
            <text:p>$5 508,50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736" calcext:value-type="float">
            <text:p>5736</text:p>
          </table:table-cell>
          <table:table-cell/>
          <table:table-cell table:formula="of:=[.H148]+[.G14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603.49628" calcext:value-type="currency">
            <text:p>$8 603,50</text:p>
          </table:table-cell>
          <table:table-cell table:style-name="ce41" table:formula="of:=[.A149]*budgetjour-[.O149]" office:value-type="currency" office:currency="USD" office:value="5604.50372" calcext:value-type="currency">
            <text:p>$5 604,50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736" calcext:value-type="float">
            <text:p>5736</text:p>
          </table:table-cell>
          <table:table-cell/>
          <table:table-cell table:formula="of:=[.H149]+[.G15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603.49628" calcext:value-type="currency">
            <text:p>$8 603,50</text:p>
          </table:table-cell>
          <table:table-cell table:style-name="ce41" table:formula="of:=[.A150]*budgetjour-[.O150]" office:value-type="currency" office:currency="USD" office:value="5700.50372" calcext:value-type="currency">
            <text:p>$5 700,50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736" calcext:value-type="float">
            <text:p>5736</text:p>
          </table:table-cell>
          <table:table-cell/>
          <table:table-cell table:formula="of:=[.H150]+[.G15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603.49628" calcext:value-type="currency">
            <text:p>$8 603,50</text:p>
          </table:table-cell>
          <table:table-cell table:style-name="ce41" table:formula="of:=[.A151]*budgetjour-[.O151]" office:value-type="currency" office:currency="USD" office:value="5796.50372" calcext:value-type="currency">
            <text:p>$5 796,50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736" calcext:value-type="float">
            <text:p>5736</text:p>
          </table:table-cell>
          <table:table-cell/>
          <table:table-cell table:formula="of:=[.H151]+[.G15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603.49628" calcext:value-type="currency">
            <text:p>$8 603,50</text:p>
          </table:table-cell>
          <table:table-cell table:style-name="ce41" table:formula="of:=[.A152]*budgetjour-[.O152]" office:value-type="currency" office:currency="USD" office:value="5892.50372" calcext:value-type="currency">
            <text:p>$5 892,50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736" calcext:value-type="float">
            <text:p>5736</text:p>
          </table:table-cell>
          <table:table-cell/>
          <table:table-cell table:formula="of:=[.H152]+[.G15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603.49628" calcext:value-type="currency">
            <text:p>$8 603,50</text:p>
          </table:table-cell>
          <table:table-cell table:style-name="ce41" table:formula="of:=[.A153]*budgetjour-[.O153]" office:value-type="currency" office:currency="USD" office:value="5988.50372" calcext:value-type="currency">
            <text:p>$5 988,50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736" calcext:value-type="float">
            <text:p>5736</text:p>
          </table:table-cell>
          <table:table-cell/>
          <table:table-cell table:formula="of:=[.H153]+[.G15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603.49628" calcext:value-type="currency">
            <text:p>$8 603,50</text:p>
          </table:table-cell>
          <table:table-cell table:style-name="ce41" table:formula="of:=[.A154]*budgetjour-[.O154]" office:value-type="currency" office:currency="USD" office:value="6084.50372" calcext:value-type="currency">
            <text:p>$6 084,50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736" calcext:value-type="float">
            <text:p>5736</text:p>
          </table:table-cell>
          <table:table-cell/>
          <table:table-cell table:formula="of:=[.H154]+[.G15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603.49628" calcext:value-type="currency">
            <text:p>$8 603,50</text:p>
          </table:table-cell>
          <table:table-cell table:style-name="ce41" table:formula="of:=[.A155]*budgetjour-[.O155]" office:value-type="currency" office:currency="USD" office:value="6180.50372" calcext:value-type="currency">
            <text:p>$6 180,50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736" calcext:value-type="float">
            <text:p>5736</text:p>
          </table:table-cell>
          <table:table-cell/>
          <table:table-cell table:formula="of:=[.H155]+[.G15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603.49628" calcext:value-type="currency">
            <text:p>$8 603,50</text:p>
          </table:table-cell>
          <table:table-cell table:style-name="ce41" table:formula="of:=[.A156]*budgetjour-[.O156]" office:value-type="currency" office:currency="USD" office:value="6276.50372" calcext:value-type="currency">
            <text:p>$6 276,50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736" calcext:value-type="float">
            <text:p>5736</text:p>
          </table:table-cell>
          <table:table-cell/>
          <table:table-cell table:formula="of:=[.H156]+[.G15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603.49628" calcext:value-type="currency">
            <text:p>$8 603,50</text:p>
          </table:table-cell>
          <table:table-cell table:style-name="ce41" table:formula="of:=[.A157]*budgetjour-[.O157]" office:value-type="currency" office:currency="USD" office:value="6372.50372" calcext:value-type="currency">
            <text:p>$6 372,50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736" calcext:value-type="float">
            <text:p>5736</text:p>
          </table:table-cell>
          <table:table-cell/>
          <table:table-cell table:formula="of:=[.H157]+[.G15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603.49628" calcext:value-type="currency">
            <text:p>$8 603,50</text:p>
          </table:table-cell>
          <table:table-cell table:style-name="ce41" table:formula="of:=[.A158]*budgetjour-[.O158]" office:value-type="currency" office:currency="USD" office:value="6468.50372" calcext:value-type="currency">
            <text:p>$6 468,50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736" calcext:value-type="float">
            <text:p>5736</text:p>
          </table:table-cell>
          <table:table-cell/>
          <table:table-cell table:formula="of:=[.H158]+[.G15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603.49628" calcext:value-type="currency">
            <text:p>$8 603,50</text:p>
          </table:table-cell>
          <table:table-cell table:style-name="ce41" table:formula="of:=[.A159]*budgetjour-[.O159]" office:value-type="currency" office:currency="USD" office:value="6564.50372" calcext:value-type="currency">
            <text:p>$6 564,50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736" calcext:value-type="float">
            <text:p>5736</text:p>
          </table:table-cell>
          <table:table-cell/>
          <table:table-cell table:formula="of:=[.H159]+[.G16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603.49628" calcext:value-type="currency">
            <text:p>$8 603,50</text:p>
          </table:table-cell>
          <table:table-cell table:style-name="ce41" table:formula="of:=[.A160]*budgetjour-[.O160]" office:value-type="currency" office:currency="USD" office:value="6660.50372" calcext:value-type="currency">
            <text:p>$6 660,50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736" calcext:value-type="float">
            <text:p>5736</text:p>
          </table:table-cell>
          <table:table-cell/>
          <table:table-cell table:formula="of:=[.H160]+[.G16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603.49628" calcext:value-type="currency">
            <text:p>$8 603,50</text:p>
          </table:table-cell>
          <table:table-cell table:style-name="ce41" table:formula="of:=[.A161]*budgetjour-[.O161]" office:value-type="currency" office:currency="USD" office:value="6756.50372" calcext:value-type="currency">
            <text:p>$6 756,50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736" calcext:value-type="float">
            <text:p>5736</text:p>
          </table:table-cell>
          <table:table-cell/>
          <table:table-cell table:formula="of:=[.H161]+[.G16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603.49628" calcext:value-type="currency">
            <text:p>$8 603,50</text:p>
          </table:table-cell>
          <table:table-cell table:style-name="ce41" table:formula="of:=[.A162]*budgetjour-[.O162]" office:value-type="currency" office:currency="USD" office:value="6852.50372" calcext:value-type="currency">
            <text:p>$6 852,50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736" calcext:value-type="float">
            <text:p>5736</text:p>
          </table:table-cell>
          <table:table-cell/>
          <table:table-cell table:formula="of:=[.H162]+[.G16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603.49628" calcext:value-type="currency">
            <text:p>$8 603,50</text:p>
          </table:table-cell>
          <table:table-cell table:style-name="ce41" table:formula="of:=[.A163]*budgetjour-[.O163]" office:value-type="currency" office:currency="USD" office:value="6948.50372" calcext:value-type="currency">
            <text:p>$6 948,50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736" calcext:value-type="float">
            <text:p>5736</text:p>
          </table:table-cell>
          <table:table-cell/>
          <table:table-cell table:formula="of:=[.H163]+[.G16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603.49628" calcext:value-type="currency">
            <text:p>$8 603,50</text:p>
          </table:table-cell>
          <table:table-cell table:style-name="ce41" table:formula="of:=[.A164]*budgetjour-[.O164]" office:value-type="currency" office:currency="USD" office:value="7044.50372" calcext:value-type="currency">
            <text:p>$7 044,50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736" calcext:value-type="float">
            <text:p>5736</text:p>
          </table:table-cell>
          <table:table-cell/>
          <table:table-cell table:formula="of:=[.H164]+[.G16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603.49628" calcext:value-type="currency">
            <text:p>$8 603,50</text:p>
          </table:table-cell>
          <table:table-cell table:style-name="ce41" table:formula="of:=[.A165]*budgetjour-[.O165]" office:value-type="currency" office:currency="USD" office:value="7140.50372" calcext:value-type="currency">
            <text:p>$7 140,50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736" calcext:value-type="float">
            <text:p>5736</text:p>
          </table:table-cell>
          <table:table-cell/>
          <table:table-cell table:formula="of:=[.H165]+[.G16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603.49628" calcext:value-type="currency">
            <text:p>$8 603,50</text:p>
          </table:table-cell>
          <table:table-cell table:style-name="ce41" table:formula="of:=[.A166]*budgetjour-[.O166]" office:value-type="currency" office:currency="USD" office:value="7236.50372" calcext:value-type="currency">
            <text:p>$7 236,5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736" calcext:value-type="float">
            <text:p>5736</text:p>
          </table:table-cell>
          <table:table-cell/>
          <table:table-cell table:formula="of:=[.H166]+[.G16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603.49628" calcext:value-type="currency">
            <text:p>$8 603,50</text:p>
          </table:table-cell>
          <table:table-cell table:style-name="ce41" table:formula="of:=[.A167]*budgetjour-[.O167]" office:value-type="currency" office:currency="USD" office:value="7332.50372" calcext:value-type="currency">
            <text:p>$7 332,5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736" calcext:value-type="float">
            <text:p>5736</text:p>
          </table:table-cell>
          <table:table-cell/>
          <table:table-cell table:formula="of:=[.H167]+[.G16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603.49628" calcext:value-type="currency">
            <text:p>$8 603,50</text:p>
          </table:table-cell>
          <table:table-cell table:style-name="ce41" table:formula="of:=[.A168]*budgetjour-[.O168]" office:value-type="currency" office:currency="USD" office:value="7428.50372" calcext:value-type="currency">
            <text:p>$7 428,5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736" calcext:value-type="float">
            <text:p>5736</text:p>
          </table:table-cell>
          <table:table-cell/>
          <table:table-cell table:formula="of:=[.H168]+[.G16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603.49628" calcext:value-type="currency">
            <text:p>$8 603,50</text:p>
          </table:table-cell>
          <table:table-cell table:style-name="ce41" table:formula="of:=[.A169]*budgetjour-[.O169]" office:value-type="currency" office:currency="USD" office:value="7524.50372" calcext:value-type="currency">
            <text:p>$7 524,5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736" calcext:value-type="float">
            <text:p>5736</text:p>
          </table:table-cell>
          <table:table-cell/>
          <table:table-cell table:formula="of:=[.H169]+[.G17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603.49628" calcext:value-type="currency">
            <text:p>$8 603,50</text:p>
          </table:table-cell>
          <table:table-cell table:style-name="ce41" table:formula="of:=[.A170]*budgetjour-[.O170]" office:value-type="currency" office:currency="USD" office:value="7620.50372" calcext:value-type="currency">
            <text:p>$7 620,5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736" calcext:value-type="float">
            <text:p>5736</text:p>
          </table:table-cell>
          <table:table-cell/>
          <table:table-cell table:formula="of:=[.H170]+[.G17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603.49628" calcext:value-type="currency">
            <text:p>$8 603,50</text:p>
          </table:table-cell>
          <table:table-cell table:style-name="ce41" table:formula="of:=[.A171]*budgetjour-[.O171]" office:value-type="currency" office:currency="USD" office:value="7716.50372" calcext:value-type="currency">
            <text:p>$7 716,5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736" calcext:value-type="float">
            <text:p>5736</text:p>
          </table:table-cell>
          <table:table-cell/>
          <table:table-cell table:formula="of:=[.H171]+[.G17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603.49628" calcext:value-type="currency">
            <text:p>$8 603,50</text:p>
          </table:table-cell>
          <table:table-cell table:style-name="ce41" table:formula="of:=[.A172]*budgetjour-[.O172]" office:value-type="currency" office:currency="USD" office:value="7812.50372" calcext:value-type="currency">
            <text:p>$7 812,5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736" calcext:value-type="float">
            <text:p>5736</text:p>
          </table:table-cell>
          <table:table-cell/>
          <table:table-cell table:formula="of:=[.H172]+[.G17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603.49628" calcext:value-type="currency">
            <text:p>$8 603,50</text:p>
          </table:table-cell>
          <table:table-cell table:style-name="ce41" table:formula="of:=[.A173]*budgetjour-[.O173]" office:value-type="currency" office:currency="USD" office:value="7908.50372" calcext:value-type="currency">
            <text:p>$7 908,5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736" calcext:value-type="float">
            <text:p>5736</text:p>
          </table:table-cell>
          <table:table-cell/>
          <table:table-cell table:formula="of:=[.H173]+[.G17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603.49628" calcext:value-type="currency">
            <text:p>$8 603,50</text:p>
          </table:table-cell>
          <table:table-cell table:style-name="ce41" table:formula="of:=[.A174]*budgetjour-[.O174]" office:value-type="currency" office:currency="USD" office:value="8004.50372" calcext:value-type="currency">
            <text:p>$8 004,5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736" calcext:value-type="float">
            <text:p>5736</text:p>
          </table:table-cell>
          <table:table-cell/>
          <table:table-cell table:formula="of:=[.H174]+[.G17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603.49628" calcext:value-type="currency">
            <text:p>$8 603,50</text:p>
          </table:table-cell>
          <table:table-cell table:style-name="ce41" table:formula="of:=[.A175]*budgetjour-[.O175]" office:value-type="currency" office:currency="USD" office:value="8100.50372" calcext:value-type="currency">
            <text:p>$8 100,5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736" calcext:value-type="float">
            <text:p>5736</text:p>
          </table:table-cell>
          <table:table-cell/>
          <table:table-cell table:formula="of:=[.H175]+[.G17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603.49628" calcext:value-type="currency">
            <text:p>$8 603,50</text:p>
          </table:table-cell>
          <table:table-cell table:style-name="ce41" table:formula="of:=[.A176]*budgetjour-[.O176]" office:value-type="currency" office:currency="USD" office:value="8196.50372" calcext:value-type="currency">
            <text:p>$8 196,5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736" calcext:value-type="float">
            <text:p>5736</text:p>
          </table:table-cell>
          <table:table-cell/>
          <table:table-cell table:formula="of:=[.H176]+[.G17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603.49628" calcext:value-type="currency">
            <text:p>$8 603,50</text:p>
          </table:table-cell>
          <table:table-cell table:style-name="ce41" table:formula="of:=[.A177]*budgetjour-[.O177]" office:value-type="currency" office:currency="USD" office:value="8292.50372" calcext:value-type="currency">
            <text:p>$8 292,5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736" calcext:value-type="float">
            <text:p>5736</text:p>
          </table:table-cell>
          <table:table-cell/>
          <table:table-cell table:formula="of:=[.H177]+[.G17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603.49628" calcext:value-type="currency">
            <text:p>$8 603,50</text:p>
          </table:table-cell>
          <table:table-cell table:style-name="ce41" table:formula="of:=[.A178]*budgetjour-[.O178]" office:value-type="currency" office:currency="USD" office:value="8388.50372" calcext:value-type="currency">
            <text:p>$8 388,5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736" calcext:value-type="float">
            <text:p>5736</text:p>
          </table:table-cell>
          <table:table-cell/>
          <table:table-cell table:formula="of:=[.H178]+[.G17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603.49628" calcext:value-type="currency">
            <text:p>$8 603,50</text:p>
          </table:table-cell>
          <table:table-cell table:style-name="ce41" table:formula="of:=[.A179]*budgetjour-[.O179]" office:value-type="currency" office:currency="USD" office:value="8484.50372" calcext:value-type="currency">
            <text:p>$8 484,5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736" calcext:value-type="float">
            <text:p>5736</text:p>
          </table:table-cell>
          <table:table-cell/>
          <table:table-cell table:formula="of:=[.H179]+[.G18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603.49628" calcext:value-type="currency">
            <text:p>$8 603,50</text:p>
          </table:table-cell>
          <table:table-cell table:style-name="ce41" table:formula="of:=[.A180]*budgetjour-[.O180]" office:value-type="currency" office:currency="USD" office:value="8580.50372" calcext:value-type="currency">
            <text:p>$8 580,5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736" calcext:value-type="float">
            <text:p>5736</text:p>
          </table:table-cell>
          <table:table-cell/>
          <table:table-cell table:formula="of:=[.H180]+[.G18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603.49628" calcext:value-type="currency">
            <text:p>$8 603,50</text:p>
          </table:table-cell>
          <table:table-cell table:style-name="ce41" table:formula="of:=[.A181]*budgetjour-[.O181]" office:value-type="currency" office:currency="USD" office:value="8676.50372" calcext:value-type="currency">
            <text:p>$8 676,5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42.237765901639" calcext:value-type="currency">
            <text:p>$142,24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table:number-columns-repeated="2"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float" office:value="0" calcext:value-type="float">
            <text:p>0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-of-week/>
      <number:text> </number:text>
      <number:day/>
      <number:text> </number:text>
      <number:month number:style="long"/>
    </number:date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04:17:59.8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13T08:21:27.425000000</dc:date>
    <meta:editing-duration>P134DT6H11M49S</meta:editing-duration>
    <meta:editing-cycles>353</meta:editing-cycles>
    <meta:document-statistic meta:table-count="3" meta:cell-count="2747" meta:object-count="0"/>
  </office:meta>
</office:document-meta>
</file>